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ext_20_body_20__28_user_29_">
      <style:paragraph-properties fo:margin-top="0cm" fo:margin-bottom="0cm" loext:contextual-spacing="false" fo:line-height="200%"/>
    </style:style>
    <style:style style:name="P2" style:family="paragraph" style:parent-style-name="Standard_20__28_user_29_">
      <style:paragraph-properties fo:line-height="200%"/>
    </style:style>
    <style:style style:name="P3" style:family="paragraph" style:parent-style-name="Standard_20__28_user_29_">
      <style:paragraph-properties fo:line-height="200%"/>
      <style:text-properties officeooo:paragraph-rsid="000c9c69"/>
    </style:style>
    <style:style style:name="P4" style:family="paragraph" style:parent-style-name="Standard_20__28_user_29_">
      <style:paragraph-properties fo:line-height="200%"/>
      <style:text-properties officeooo:rsid="000c9c69" officeooo:paragraph-rsid="000c9c69"/>
    </style:style>
    <style:style style:name="P5" style:family="paragraph" style:parent-style-name="Standard_20__28_user_29_" style:master-page-name="Standard">
      <style:paragraph-properties fo:line-height="200%" style:page-number="auto"/>
      <style:text-properties officeooo:paragraph-rsid="000f81a4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0f81a4" style:font-size-asian="12pt" style:font-size-complex="12pt"/>
    </style:style>
    <style:style style:name="T4" style:family="text">
      <style:text-properties style:font-name="Times New Roman" fo:font-size="12pt" officeooo:rsid="000c9c69" style:font-size-asian="12pt" style:font-size-complex="12pt"/>
    </style:style>
    <style:style style:name="T5" style:family="text">
      <style:text-properties style:font-name="Times New Roman" fo:font-size="12pt" fo:font-weight="normal" officeooo:rsid="000f81a4" style:font-size-asian="12pt" style:font-weight-asian="normal" style:font-size-complex="12pt" style:font-weight-complex="normal"/>
    </style:style>
    <style:style style:name="T6" style:family="text">
      <style:text-properties style:text-position="0% 100%"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I think one of the ways how to describe poverty is through connecting it with the concept of class. In class analysis, nowadays dominated by neo-Weberian approach, income is one aspect of class factor influencing overall individual life-chances. </text:span></text:p>
      <text:p text:style-name="P2"><text:span text:style-name="T1"/></text:p>
      <text:p text:style-name="P2"><text:bookmark text:name="_GoBack"/><text:span text:style-name="T1">Social Class Discussion</text:span></text:p>
      <text:p text:style-name="P2"><text:span text:style-name="T2">There are </text:span><text:span text:style-name="T3">two</text:span><text:span text:style-name="T2"> main traditions in the conceptualization of class, which I refer to as Marxian </text:span><field:fieldmark-start text:name="__Fieldmark__21_534561561" field:type="ADDIN CSL_CITATION { &quot;citationItems&quot; : [ { &quot;id&quot; : &quot;ITEM-1&quot;, &quot;itemData&quot; : { &quot;author&quot; : [ { &quot;dropping-particle&quot; : &quot;&quot;, &quot;family&quot; : &quot;Marx&quot;, &quot;given&quot; : &quot;Karl&quot;, &quot;non-dropping-particle&quot; : &quot;&quot;, &quot;parse-names&quot; : false, &quot;suffix&quot; : &quot;&quot; } ], &quot;id&quot; : &quot;ITEM-1&quot;, &quot;issued&quot; : { &quot;date-parts&quot; : [ [ &quot;1867&quot; ] ] }, &quot;publisher&quot; : &quot;Gateway&quot;, &quot;publisher-place&quot; : &quot;New York&quot;, &quot;title&quot; : &quot;Das Kapital&quot;, &quot;type&quot; : &quot;book&quot; }, &quot;uris&quot; : [ &quot;http://www.mendeley.com/documents/?uuid=30be2d42-7621-4f97-bf3b-978a421fc8d9&quot; ] } ], &quot;mendeley&quot; : { &quot;formattedCitation&quot; : &quot;(Marx 1867)&quot;, &quot;plainTextFormattedCitation&quot; : &quot;(Marx 1867)&quot;, &quot;previouslyFormattedCitation&quot; : &quot;(Marx 1867)&quot; }, &quot;properties&quot; : { &quot;noteIndex&quot; : 0 }, &quot;schema&quot; : &quot;https://github.com/citation-style-language/schema/raw/master/csl-citation.json&quot; }"/><text:span text:style-name="T2">(Marx 1867)</text:span><field:fieldmark-end/><text:span text:style-name="T2">, </text:span><text:span text:style-name="T3">and</text:span><text:span text:style-name="T2"> Weberian </text:span><field:fieldmark-start text:name="__Fieldmark__26_534561561" field:type="ADDIN CSL_CITATION { &quot;citationItems&quot; : [ { &quot;id&quot; : &quot;ITEM-1&quot;, &quot;itemData&quot; : { &quot;author&quot; : [ { &quot;dropping-particle&quot; : &quot;&quot;, &quot;family&quot; : &quot;Weber&quot;, &quot;given&quot; : &quot;Max&quot;, &quot;non-dropping-particle&quot; : &quot;&quot;, &quot;parse-names&quot; : false, &quot;suffix&quot; : &quot;&quot; } ], &quot;editor&quot; : [ { &quot;dropping-particle&quot; : &quot;&quot;, &quot;family&quot; : &quot;Roth&quot;, &quot;given&quot; : &quot;Guenther&quot;, &quot;non-dropping-particle&quot; : &quot;&quot;, &quot;parse-names&quot; : false, &quot;suffix&quot; : &quot;&quot; }, { &quot;dropping-particle&quot; : &quot;&quot;, &quot;family&quot; : &quot;Wittich&quot;, &quot;given&quot; : &quot;Claus&quot;, &quot;non-dropping-particle&quot; : &quot;&quot;, &quot;parse-names&quot; : false, &quot;suffix&quot; : &quot;&quot; } ], &quot;id&quot; : &quot;ITEM-1&quot;, &quot;issued&quot; : { &quot;date-parts&quot; : [ [ &quot;1978&quot; ] ] }, &quot;number-of-pages&quot; : &quot;1469&quot;, &quot;publisher&quot; : &quot;University of California Press&quot;, &quot;publisher-place&quot; : &quot;Berkeley, CA&quot;, &quot;title&quot; : &quot;Economy and Society&quot;, &quot;type&quot; : &quot;book&quot; }, &quot;uris&quot; : [ &quot;http://www.mendeley.com/documents/?uuid=70da3b2d-55b7-48df-b03c-e21e4c175c02&quot; ] } ], &quot;mendeley&quot; : { &quot;formattedCitation&quot; : &quot;(Weber 1978)&quot;, &quot;plainTextFormattedCitation&quot; : &quot;(Weber 1978)&quot;, &quot;previouslyFormattedCitation&quot; : &quot;(Weber 1978)&quot; }, &quot;properties&quot; : { &quot;noteIndex&quot; : 0 }, &quot;schema&quot; : &quot;https://github.com/citation-style-language/schema/raw/master/csl-citation.json&quot; }"/><text:span text:style-name="T2">(Weber 1978)</text:span><field:fieldmark-end/><text:span text:style-name="T2">, <text:s/></text:span><field:fieldmark-start text:name="__Fieldmark__31_534561561" field:type="ADDIN CSL_CITATION { &quot;citationItems&quot; : [ { &quot;id&quot; : &quot;ITEM-1&quot;, &quot;itemData&quot; : { &quot;author&quot; : [ { &quot;dropping-particle&quot; : &quot;&quot;, &quot;family&quot; : &quot;Bourdieu&quot;, &quot;given&quot; : &quot;Pierre&quot;, &quot;non-dropping-particle&quot; : &quot;&quot;, &quot;parse-names&quot; : false, &quot;suffix&quot; : &quot;&quot; } ], &quot;id&quot; : &quot;ITEM-1&quot;, &quot;issued&quot; : { &quot;date-parts&quot; : [ [ &quot;1980&quot; ] ] }, &quot;publisher&quot; : &quot;Harvard University Press&quot;, &quot;publisher-place&quot; : &quot;Cambridge, MA&quot;, &quot;title&quot; : &quot;Distinction: A Social Critique of the Judgement of Taste&quot;, &quot;type&quot; : &quot;book&quot; }, &quot;uris&quot; : [ &quot;http://www.mendeley.com/documents/?uuid=41991e76-22e9-4303-a342-b32ae6cd6c19&quot; ] } ], &quot;mendeley&quot; : { &quot;formattedCitation&quot; : &quot;(Bourdieu 1980)&quot;, &quot;plainTextFormattedCitation&quot; : &quot;(Bourdieu 1980)&quot;, &quot;previouslyFormattedCitation&quot; : &quot;(Bourdieu 1980)&quot; }, &quot;properties&quot; : { &quot;noteIndex&quot; : 0 }, &quot;schema&quot; : &quot;https://github.com/citation-style-language/schema/raw/master/csl-citation.json&quot; }"/><field:fieldmark-end/><text:span text:style-name="T2">.</text:span></text:p>
      <text:p text:style-name="P1"><text:span text:style-name="T2">One of the earliest formulations of the idea of class belongs to Karl </text:span><field:fieldmark-start text:name="__Fieldmark__38_534561561" field:type="ADDIN CSL_CITATION { &quot;citationItems&quot; : [ { &quot;id&quot; : &quot;ITEM-1&quot;, &quot;itemData&quot; : { &quot;author&quot; : [ { &quot;dropping-particle&quot; : &quot;&quot;, &quot;family&quot; : &quot;Marx&quot;, &quot;given&quot; : &quot;Karl&quot;, &quot;non-dropping-particle&quot; : &quot;&quot;, &quot;parse-names&quot; : false, &quot;suffix&quot; : &quot;&quot; } ], &quot;id&quot; : &quot;ITEM-1&quot;, &quot;issued&quot; : { &quot;date-parts&quot; : [ [ &quot;1867&quot; ] ] }, &quot;publisher&quot; : &quot;Gateway&quot;, &quot;publisher-place&quot; : &quot;New York&quot;, &quot;title&quot; : &quot;Das Kapital&quot;, &quot;type&quot; : &quot;book&quot; }, &quot;uris&quot; : [ &quot;http://www.mendeley.com/documents/?uuid=30be2d42-7621-4f97-bf3b-978a421fc8d9&quot; ] } ], &quot;mendeley&quot; : { &quot;formattedCitation&quot; : &quot;(Marx 1867)&quot;, &quot;manualFormatting&quot; : &quot;Marx (1867)&quot;, &quot;plainTextFormattedCitation&quot; : &quot;(Marx 1867)&quot;, &quot;previouslyFormattedCitation&quot; : &quot;(Marx 1867)&quot; }, &quot;properties&quot; : { &quot;noteIndex&quot; : 0 }, &quot;schema&quot; : &quot;https://github.com/citation-style-language/schema/raw/master/csl-citation.json&quot; }"/><text:span text:style-name="T2">Marx (1867)</text:span><field:fieldmark-end/><text:span text:style-name="T2">. In his vision, classes were distinguished by their relations to the means of production. Consequently, Weber (1922) and Bourdieu (1980) extended this narrow notion of class. </text:span></text:p>
      <text:p text:style-name="P3"><text:span text:style-name="T4"/></text:p>
      <text:p text:style-name="P4"><text:span text:style-name="T2">These days </text:span><text:span text:style-name="T3">more common </text:span><text:span text:style-name="T2">– Weberian conceptualization of class: in terms of life chances.</text:span></text:p>
      <text:p text:style-name="P4"><text:span text:style-name="T2">Weeden and Grusky </text:span><text:reference-mark-start text:name="ADDIN CSL_CITATION {&quot;schema&quot;: &quot;https://github.com/citation-style-language/schema/raw/master/csl-citation.json&quot;, &quot;citationItems&quot;: [{&quot;uris&quot;: [&quot;http://www.mendeley.com/documents/?uuid=b1e84340-e38d-4628-9c06-9505642885b8&quot;], &quot;itemData&quot;: {&quot;id&quot;: &quot;ITEM-1&quot;, &quot;container-title&quot;: &quot;American Journal of Sociology&quot;, &quot;author&quot;: [{&quot;non-dropping-particle&quot;: &quot;&quot;, &quot;family&quot;: &quot;Weeden&quot;, &quot;dropping-particle&quot;: &quot;&quot;, &quot;given&quot;: &quot;Kim a&quot;, &quot;parse-names&quot;: false, &quot;suffix&quot;: &quot;&quot;}, {&quot;non-dropping-particle&quot;: &quot;&quot;, &quot;family&quot;: &quot;Grusky&quot;, &quot;dropping-particle&quot;: &quot;&quot;, &quot;given&quot;: &quot;David B&quot;, &quot;parse-names&quot;: false, &quot;suffix&quot;: &quot;&quot;}], &quot;issue&quot;: &quot;1&quot;, &quot;page&quot;: &quot;141-212&quot;, &quot;type&quot;: &quot;article-journal&quot;, &quot;title&quot;: &quot;The Case for a New Class Map&quot;, &quot;issued&quot;: {&quot;date-parts&quot;: [[&quot;2005&quot;]]}, &quot;volume&quot;: &quot;111&quot;}, &quot;id&quot;: &quot;ITEM-1&quot;}], &quot;properties&quot;: {&quot;noteIndex&quot;: 0}, &quot;mendeley&quot;: {&quot;plainTextFormattedCitation&quot;: &quot;(Weeden &amp; Grusky, 2005)&quot;, &quot;formattedCitation&quot;: &quot;(Weeden &amp; Grusky, 2005)&quot;}} RNDq7l8RUfbtL"/><text:span text:style-name="T6">(Weeden &amp; Grusky, 2005)</text:span><text:reference-mark-end text:name="ADDIN CSL_CITATION {&quot;schema&quot;: &quot;https://github.com/citation-style-language/schema/raw/master/csl-citation.json&quot;, &quot;citationItems&quot;: [{&quot;uris&quot;: [&quot;http://www.mendeley.com/documents/?uuid=b1e84340-e38d-4628-9c06-9505642885b8&quot;], &quot;itemData&quot;: {&quot;id&quot;: &quot;ITEM-1&quot;, &quot;container-title&quot;: &quot;American Journal of Sociology&quot;, &quot;author&quot;: [{&quot;non-dropping-particle&quot;: &quot;&quot;, &quot;family&quot;: &quot;Weeden&quot;, &quot;dropping-particle&quot;: &quot;&quot;, &quot;given&quot;: &quot;Kim a&quot;, &quot;parse-names&quot;: false, &quot;suffix&quot;: &quot;&quot;}, {&quot;non-dropping-particle&quot;: &quot;&quot;, &quot;family&quot;: &quot;Grusky&quot;, &quot;dropping-particle&quot;: &quot;&quot;, &quot;given&quot;: &quot;David B&quot;, &quot;parse-names&quot;: false, &quot;suffix&quot;: &quot;&quot;}], &quot;issue&quot;: &quot;1&quot;, &quot;page&quot;: &quot;141-212&quot;, &quot;type&quot;: &quot;article-journal&quot;, &quot;title&quot;: &quot;The Case for a New Class Map&quot;, &quot;issued&quot;: {&quot;date-parts&quot;: [[&quot;2005&quot;]]}, &quot;volume&quot;: &quot;111&quot;}, &quot;id&quot;: &quot;ITEM-1&quot;}], &quot;properties&quot;: {&quot;noteIndex&quot;: 0}, &quot;mendeley&quot;: {&quot;plainTextFormattedCitation&quot;: &quot;(Weeden &amp; Grusky, 2005)&quot;, &quot;formattedCitation&quot;: &quot;(Weeden &amp; Grusky, 2005)&quot;}} RNDq7l8RUfbtL"/><text:span text:style-name="T2">⁠: “We will assess the external distinctiveness and internal homogeneity of conventional big classes in terms of three types of criterion variables that have historically been of interest to class analysts: (a) life chances (e.g. income, education, working conditions); (b) lifestyles (e.g. consumption practices, institutional participation); and (c) sentiments and dispositions (e.g. political preferences and behaviors, social attitudes).”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ＭＳ 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true" style:font-name-asian="ＭＳ 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a" style:font-name="Calibri" fo:font-family="Calibri" style:font-family-generic="roman" style:font-pitch="variable" style:letter-kerning="true" style:font-name-asian="SimSun" style:font-family-asian="SimSun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footnote_20_text" style:display-name="footnote text" style:family="paragraph" style:parent-style-name="Standard_20__28_user_29_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fo:color="#00000a" style:font-name="Calibri" fo:font-family="Calibri" style:font-family-generic="roman" style:font-pitch="variable" fo:font-size="10pt" style:letter-kerning="true" style:font-name-asian="SimSun" style:font-family-asian="SimSun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la Kolpashnikova</meta:initial-creator>
    <meta:editing-cycles>5</meta:editing-cycles>
    <meta:creation-date>2015-09-23T17:35:00</meta:creation-date>
    <dc:date>2015-09-23T11:10:24.464000000</dc:date>
    <meta:editing-duration>PT13M53S</meta:editing-duration>
    <meta:generator>LibreOffice/5.0.1.2$Windows_x86 LibreOffice_project/81898c9f5c0d43f3473ba111d7b351050be20261</meta:generator>
    <meta:document-statistic meta:table-count="0" meta:image-count="0" meta:object-count="0" meta:page-count="1" meta:paragraph-count="6" meta:word-count="193" meta:character-count="1239" meta:non-whitespace-character-count="10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User Name_1" meta:value-type="string">ippanemail@gmail.com@www.mendeley.com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